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adornments="Pogrubiona" style:font-family-generic="swiss" style:font-pitch="variable"/>
    <style:font-face style:name="DejaVu Sans Condensed1" svg:font-family="'DejaVu Sans Condensed'" style:font-adornments="Książkowa" style:font-family-generic="swiss" style:font-pitch="variable"/>
    <style:font-face style:name="Liberation Sans" svg:font-family="'Liberation Sans'" style:font-adornments="Pogrubiona kursywa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Adventor" svg:font-family="'TeX Gyre Adventor'" style:font-adornments="Pogrubiona" style:font-family-generic="modern" style:font-pitch="variable"/>
    <style:font-face style:name="TeX Gyre Adventor1" svg:font-family="'TeX Gyre Adventor'" style:font-adornments="Regularna" style:font-family-generic="modern" style:font-pitch="variable"/>
    <style:font-face style:name="TeXGyreCursor" svg:font-family="TeXGyreCursor" style:font-adornments="Pogrubiona kursywa" style:font-family-generic="modern" style:font-pitch="fixed"/>
    <style:font-face style:name="TeXGyreHeros" svg:font-family="TeXGyreHeros" style:font-family-generic="modern" style:font-pitch="variable"/>
    <style:font-face style:name="TeXGyreHeros1" svg:font-family="TeXGyreHeros" style:font-adornments="Pogrubiona" style:font-family-generic="modern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3b145f" officeooo:paragraph-rsid="003b145f"/>
    </style:style>
    <style:style style:name="P2" style:family="paragraph" style:parent-style-name="Autor">
      <style:paragraph-properties fo:break-before="page"/>
      <style:text-properties officeooo:paragraph-rsid="00571240"/>
    </style:style>
    <style:style style:name="P3" style:family="paragraph" style:parent-style-name="Dedykacja">
      <style:text-properties officeooo:paragraph-rsid="00571240"/>
    </style:style>
    <style:style style:name="P4" style:family="paragraph" style:parent-style-name="Subtitle">
      <style:text-properties officeooo:paragraph-rsid="00571240"/>
    </style:style>
    <style:style style:name="P5" style:family="paragraph" style:parent-style-name="Text_20_body">
      <style:text-properties officeooo:paragraph-rsid="00571240"/>
    </style:style>
    <style:style style:name="P6" style:family="paragraph" style:parent-style-name="Title">
      <style:text-properties officeooo:paragraph-rsid="00571240"/>
    </style:style>
    <style:style style:name="P7" style:family="paragraph" style:parent-style-name="Tłumacz">
      <style:text-properties officeooo:paragraph-rsid="00571240"/>
    </style:style>
    <style:style style:name="P8" style:family="paragraph" style:parent-style-name="Text_20_body">
      <style:text-properties officeooo:rsid="001d6eee" officeooo:paragraph-rsid="00571240"/>
    </style:style>
    <style:style style:name="P9" style:family="paragraph" style:parent-style-name="Text_20_body">
      <style:text-properties officeooo:rsid="00338baf" officeooo:paragraph-rsid="00571240"/>
    </style:style>
    <style:style style:name="P10" style:family="paragraph" style:parent-style-name="Text_20_body">
      <style:text-properties officeooo:rsid="000467de" officeooo:paragraph-rsid="00571240"/>
    </style:style>
    <style:style style:name="P11" style:family="paragraph" style:parent-style-name="Text_20_body">
      <style:paragraph-properties fo:break-before="page"/>
      <style:text-properties officeooo:rsid="000467de" officeooo:paragraph-rsid="00571240"/>
    </style:style>
    <style:style style:name="P12" style:family="paragraph" style:parent-style-name="Heading_20_2">
      <style:paragraph-properties fo:break-before="page"/>
      <style:text-properties officeooo:paragraph-rsid="00571240"/>
    </style:style>
    <style:style style:name="P13" style:family="paragraph" style:parent-style-name="Heading_20_3">
      <style:paragraph-properties fo:break-before="page"/>
      <style:text-properties officeooo:paragraph-rsid="00571240"/>
    </style:style>
    <style:style style:name="P14" style:family="paragraph" style:parent-style-name="Heading_20_4">
      <style:text-properties officeooo:paragraph-rsid="00571240"/>
    </style:style>
    <style:style style:name="T1" style:family="text">
      <style:text-properties officeooo:rsid="000441f2"/>
    </style:style>
    <style:style style:name="T2" style:family="text">
      <style:text-properties officeooo:rsid="000467de"/>
    </style:style>
    <style:style style:name="T3" style:family="text">
      <style:text-properties officeooo:rsid="001e8113"/>
    </style:style>
    <style:style style:name="T4" style:family="text">
      <style:text-properties officeooo:rsid="001ec7c3"/>
    </style:style>
    <style:style style:name="T5" style:family="text">
      <style:text-properties officeooo:rsid="002b228d"/>
    </style:style>
    <style:style style:name="T6" style:family="text">
      <style:text-properties officeooo:rsid="00338b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scilla Trillo</text:p>
      <text:p text:style-name="P6">Zachodniosłowiańska stenografia maszynowa</text:p>
      <text:p text:style-name="P4">Kurs błyskawiczne<text:span text:style-name="T1">g</text:span><text:span text:style-name="T5">o</text:span><text:span text:style-name="T1"> wprowadzania</text:span> tekstu z wykorzystaniem stenografii maszynowej <text:span text:style-name="T1">(</text:span>wypis i tłumaczenie polskie<text:span text:style-name="T1">)</text:span></text:p>
      <text:p text:style-name="P7">tłumaczenie: Krzysztof Stenografow</text:p>
      <text:p text:style-name="P5"/>
      <text:h text:style-name="P12" text:outline-level="2">Od autora</text:h>
      <text:p text:style-name="P8">Cześć. Nazywam się Priscilla Trilli jestem odpowiedzialna za tę książkę. Jestem profesjonalną stenotypistką ze Stanów Zjednoczonych. Mam też doświadczenie w językach słowiańskich. P<text:span text:style-name="T6">o </text:span>raz pierwszy zaczęłam się ich uczyć ponad 40 lat temu, a później studiowałam je na uniwersytecie. Zajmuję się stenografią od 1996 roku, a na miejscowej uczelni uczyłam stenografii maszynowej w języku angielskim. Następnie pracowałem w Tanzanii dla Organizacji Narodów Zjednoczonych, w Międzynarodowym Trybunale Karnym dla Rwandy (UNCTR).</text:p>
      <text:p text:style-name="P8">Dziękuję Krzysztofowi Smirnowowi za wspaniałą grafikę słowiańskiej klawiatury i zebranie informacji polskich grupach spółgłoskowych.</text:p>
      <text:p text:style-name="P8">Wszystkie firmy, produkty i znaki towarowe wymienione w tej książce są własnością ich odpowiednich właścicieli. Nie mam żadneginteresu finansowegw żadnym z tych produktów. Ich włączenie d<text:span text:style-name="T6">o</text:span> tej książki ma ułatwić korzystanie z metody opisanej w tej książce. Czytelnicy tej książki mogą dowolnie korzystać z dowolneglub wszystkich produktów.</text:p>
      <text:p text:style-name="P8">Książka jest napisana pangielsku i celownie jest tłumaczona na każdy język, ponieważ jeśli potrzebujesz pomocy, pomoc dostępna w Plover Discord będzie pangielsku. Jeśli napiszesz w innym języku, Twoja prośba pomoc może nie otrzymać natychmiastowej odpowiedzi, ponieważ większość użytkowników Discorda mówi pangielsku.</text:p>
      <text:p text:style-name="P8">Jeśli potrzebujesz się ze mną skontaktować, wyślij mi e-mail na <text:a xlink:type="simple" xlink:href="mailto:trillopriscilla@gmail.com" text:style-name="Internet_20_link" text:visited-style-name="Visited_20_Internet_20_Link">trillopriscilla@gmail.com</text:a>. Jestem członkiem Plover Discord; jeśli jednak chcesz się ze mną skontaktować, musisz oznaczyć mnie jak@Plover-Trillo. Nie sprawdzam tegna bieżąco, ale otrzymam powiadomienie, jeśli zostanę oznaczona w poście.</text:p>
      <text:p text:style-name="P8">Z poważaniem,</text:p>
      <text:p text:style-name="P8">Priscilla Trillo</text:p>
      <text:h text:style-name="P13" text:outline-level="3">Przedmowa</text:h>
      <text:p text:style-name="P5">Ten podręcznik nie ma na celu nauczenia Cię żadneg<text:span text:style-name="T6">o </text:span>z języków słowiańskich. Rzeczywiście zakłada się, że uczeń zna jeden lub wszystkie z tych języków. W tej książce nie omawiamy żadnych reguł gramatycznych. Ma on służyć jak<text:span text:style-name="T6">o </text:span>przewodnik szybkiegkodowania tekstu w celu natychmiastowegwyświetlenia lub tłumaczenia symultanicznego. Metoda przedstawiona w tej książce pomoże ci osiągnąć oba cele. Ten temat na pierwszy rzut oka wydaje się dość prosty, ale wymaga poświęcenia i czasu, aby osiągnąć biegłość w tej umiejętności.</text:p>
      <text:p text:style-name="P5">Postanowił<text:span text:style-name="T2">a</text:span>m umieścić wszystkie języki zachodniosłowiańskie w jednej książce, ponieważ dwa z nich są wzajemnie zrozumiałe, a trzeci nie różni się zbytniod pozostałych dwóch. W rzeczywistości zobaczenie, jak jeden język radzi sobie z określonym rodzajem słów, ułatwi zrozumienie, dlaczeg<text:span text:style-name="T6">o </text:span>inny język, choć niec<text:span text:style-name="T6">o </text:span>inny, może być kodowany w ten sam sposób, nawet jeśli początkow<text:span text:style-name="T6">o </text:span>nie sądziłeś, że jest t<text:span text:style-name="T6">o </text:span>możliwe. <text:span text:style-name="T6">Nie chciałam też trzykrotnie pisać w zasadzie tej samej książki.</text:span></text:p>
      <text:p text:style-name="P9">(...)</text:p>
      <text:p text:style-name="P5">Wiele osób z Plover Discord, których wspominam w lekcji 1, jest bardz<text:span text:style-name="T6">o </text:span>obeznanych z komputerem. Niektóre z nich budują własne komputery, zajmują się programowaniem i są najlepszym źródłem informacji na temat programu Plover. W rzeczywistości wielu z nich używa stenografii <text:span text:style-name="T2">maszynowej </text:span>d<text:span text:style-name="T6">o </text:span>programowania. </text:p>
      <text:p text:style-name="P5">Osobiście <text:span text:style-name="T6">od lat</text:span> używam oprogramowania Eclipse (również wspomnianeg<text:span text:style-name="T6">o </text:span>w lekcji 1) i <text:span text:style-name="T6">znam się na</text:span> nim więcej niż <text:span text:style-name="T6">na</text:span> Plover, jeśli mam być szczer<text:span text:style-name="T2">a</text:span>. Jeśli sam nie jesteś tak obeznany z komputerem, bardz<text:span text:style-name="T6">o </text:span>pomogłoby Ci znaleźć kogoś, kt<text:span text:style-name="T6">o </text:span>pomoże Ci zainstalować Plover i dostosować g<text:span text:style-name="T6">o </text:span>d<text:span text:style-name="T6">o </text:span>języka, w którym chcesz pisać. Angielski jest głównym językiem Plover, szczególnie w kwestiach technicznych. Angielski jest również językiem, któreg<text:span text:style-name="T6">o </text:span>potrzebujesz d<text:span text:style-name="T6">o </text:span>pomocy technicznej w Eclipse.</text:p>
      <text:p text:style-name="P5">Bez względu na to, jakieg<text:span text:style-name="T6">o </text:span>oprogramowania ostatecznie zdecydujesz się użyć, znajomość Pythona byłaby bardz<text:span text:style-name="T6">o </text:span>pomocna.</text:p>
      <text:p text:style-name="P5">Na niektórych stronach są puste miejsca. Zostały celow<text:span text:style-name="T6">o </text:span>pozostawione, abyś mógł robić własne notatki. Zwróć szczególną uwagę na notatki w <text:span text:style-name="T4">ramkach</text:span>. Zawierają ważne informacje.</text:p>
      <text:h text:style-name="P14" text:outline-level="4">Od tłumacza</text:h>
      <text:p text:style-name="P10">W tłumaczeniu <text:span text:style-name="T3">ninejszym</text:span> znajdą się wyłącznie te fragmenty książki, które są niezbędne d<text:span text:style-name="T6">o </text:span>opanowania stenotypii w języku polskim <text:span text:style-name="T3">(oraz te ponadto, które tłumaczowi chciał</text:span><text:span text:style-name="T6">o </text:span><text:span text:style-name="T3">się przetłumaczyć)</text:span>. Jeżeli ktoś będzie zainteresowany, jak t<text:span text:style-name="T6">o </text:span>wygląda p<text:span text:style-name="T6">o </text:span>czesku lub słowacku, odsyłam d<text:span text:style-name="T6">o </text:span>oryginału <text:span text:style-name="T3">napisaneg</text:span><text:span text:style-name="T6">o </text:span><text:span text:style-name="T3">p</text:span><text:span text:style-name="T6">o </text:span><text:span text:style-name="T3">angielsku</text:span>.</text:p>
      <text:p text:style-name="P11"/>
      <text:p text:style-name="P3">Książkę dedykuję Rodzico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Condensed" svg:font-family="'DejaVu Sans Condensed'" style:font-adornments="Pogrubiona" style:font-family-generic="swiss" style:font-pitch="variable"/>
    <style:font-face style:name="DejaVu Sans Condensed1" svg:font-family="'DejaVu Sans Condensed'" style:font-adornments="Książkowa" style:font-family-generic="swiss" style:font-pitch="variable"/>
    <style:font-face style:name="Liberation Sans" svg:font-family="'Liberation Sans'" style:font-adornments="Pogrubiona kursywa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Adventor" svg:font-family="'TeX Gyre Adventor'" style:font-adornments="Pogrubiona" style:font-family-generic="modern" style:font-pitch="variable"/>
    <style:font-face style:name="TeX Gyre Adventor1" svg:font-family="'TeX Gyre Adventor'" style:font-adornments="Regularna" style:font-family-generic="modern" style:font-pitch="variable"/>
    <style:font-face style:name="TeXGyreCursor" svg:font-family="TeXGyreCursor" style:font-adornments="Pogrubiona kursywa" style:font-family-generic="modern" style:font-pitch="fixed"/>
    <style:font-face style:name="TeXGyreHeros" svg:font-family="TeXGyreHeros" style:font-family-generic="modern" style:font-pitch="variable"/>
    <style:font-face style:name="TeXGyreHeros1" svg:font-family="TeXGyreHeros" style:font-adornments="Pogrubiona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 Gyre Adventor1" fo:font-family="'TeX Gyre Adventor'" style:font-style-name="Regularna" style:font-family-generic="moder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Condensed1" fo:font-family="'DejaVu Sans Condensed'" style:font-style-name="Książkow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049cm" fo:margin-bottom="0.049cm" style:contextual-spacing="false" fo:line-height="150%" fo:text-indent="0.75cm" style:auto-text-indent="false"/>
      <style:text-properties fo:font-size="11pt"/>
    </style:style>
    <style:style style:name="Title" style:family="paragraph" style:parent-style-name="Heading" style:next-style-name="Text_20_body" style:class="chapter">
      <style:paragraph-properties fo:margin-top="2cm" fo:margin-bottom="2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2cm" fo:margin-bottom="2cm" style:contextual-spacing="false" fo:text-align="center" style:justify-single-word="false"/>
      <style:text-properties fo:font-size="18pt" style:font-size-asian="18pt" style:font-size-complex="18pt"/>
    </style:style>
    <style:style style:name="Autor" style:family="paragraph" style:parent-style-name="Heading" style:next-style-name="Text_20_body">
      <style:paragraph-properties fo:margin-top="2cm" fo:margin-bottom="2cm" style:contextual-spacing="false" fo:text-align="center" style:justify-single-word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cm" fo:margin-bottom="2cm" style:contextual-spacing="false" fo:text-align="center" style:justify-single-word="false" style:page-number="auto" fo:break-before="page" style:vertical-align="middle"/>
      <style:text-properties fo:font-size="130%" fo:font-weight="bold" style:font-size-asian="130%" style:font-weight-asian="bold" style:font-size-complex="130%" style:font-weight-complex="bold"/>
    </style:style>
    <style:style style:name="Tłumacz" style:family="paragraph" style:parent-style-name="Autor" style:next-style-name="Text_20_body">
      <style:paragraph-properties fo:margin-top="1cm" fo:margin-bottom="1cm" style:contextual-spacing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99cm" fo:margin-bottom="0.499cm" style:contextual-spacing="false" fo:text-align="end" style:justify-single-word="false" fo:orphans="3" fo:widows="3" style:page-number="auto" style:border-line-width-bottom="0.005cm 0.005cm 0.005cm" fo:padding="0.049cm" fo:border-left="none" fo:border-right="none" fo:border-top="none" fo:border-bottom="0.45pt double #3333ff"/>
      <style:text-properties fo:color="#3333ff" loext:opacity="100%" fo:font-size="115%" fo:font-style="italic" style:text-underline-style="none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fo:margin-top="0.499cm" fo:margin-bottom="0.499cm" style:contextual-spacing="false" fo:line-height="115%" text:number-lines="false" text:line-number="0"/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499cm" style:contextual-spacing="false" fo:text-align="center" style:justify-single-word="false" fo:padding-left="0.101cm" fo:padding-right="0.101cm" fo:padding-top="0.499cm" fo:padding-bottom="0.499cm" fo:border-left="none" fo:border-right="none" fo:border-top="0.74pt solid #9933ff" fo:border-bottom="0.74pt solid #9933ff"/>
      <style:text-properties fo:color="#9933ff" loext:opacity="100%" style:font-name="DejaVu Sans Condensed" fo:font-family="'DejaVu Sans Condensed'" style:font-style-name="Pogrubiona" style:font-family-generic="swiss" style:font-pitch="variable" fo:font-size="101%" fo:font-style="italic" fo:font-weight="normal" style:font-size-asian="101%" style:font-weight-asian="bold" style:font-size-complex="101%" style:font-weight-complex="bold"/>
    </style:style>
    <style:style style:name="Dedykacja" style:family="paragraph" style:parent-style-name="Text_20_body" style:next-style-name="Text_20_body" style:master-page-name="">
      <style:paragraph-properties fo:margin-top="1cm" fo:margin-bottom="1cm" style:contextual-spacing="false" fo:text-align="center" style:justify-single-word="false" style:page-number="auto" fo:break-after="page"/>
      <style:text-properties fo:font-size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Ćwiczenie_20_-_20_steno" style:display-name="Ćwiczenie - steno" style:family="paragraph" style:parent-style-name="Text_20_body" style:next-style-name="Text_20_body">
      <style:paragraph-properties fo:margin-left="0cm" fo:margin-right="0cm" fo:margin-top="0cm" fo:margin-bottom="0.3cm" style:contextual-spacing="false" fo:line-height="115%" fo:text-indent="0cm" style:auto-text-indent="false"/>
      <style:text-properties fo:color="#6600cc" loext:opacity="100%" style:font-name="TeXGyreCursor" fo:font-family="TeXGyreCursor" style:font-style-name="Pogrubiona kursywa" style:font-family-generic="modern" style:font-pitch="fixed" fo:font-size="150%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9933ff" loext:opacity="100%" fo:font-size="95%" fo:font-style="italic" style:text-underline-style="none" fo:font-weight="bold" style:font-size-asian="95%" style:font-style-asian="italic" style:font-weight-asian="bold" style:font-size-complex="95%" style:font-style-complex="italic" style:font-weight-complex="bold"/>
    </style:style>
    <style:style style:name="Ramka-steno-ważne" style:family="paragraph" style:parent-style-name="Text_20_body" style:next-style-name="Text_20_body">
      <style:paragraph-properties fo:margin-left="0cm" fo:margin-right="0cm" fo:margin-top="0.101cm" fo:margin-bottom="0.101cm" style:contextual-spacing="false" fo:line-height="150%" fo:text-indent="0cm" style:auto-text-indent="false" fo:padding="0.101cm" fo:border="0.74pt solid #cc66ff"/>
      <style:text-properties officeooo:rsid="000f2b39"/>
    </style:style>
    <style:style style:name="Caption" style:family="paragraph" style:parent-style-name="Standard" style:class="extra">
      <style:paragraph-properties fo:margin-top="0.499cm" fo:margin-bottom="0.199cm" style:contextual-spacing="false" fo:line-height="115%" text:number-lines="false" text:line-number="0"/>
      <style:text-properties style:font-name="Liberation Sans" fo:font-family="'Liberation Sans'" style:font-style-name="Pogrubiona kursywa" style:font-family-generic="swiss" style:font-pitch="variable" fo:font-size="12pt" fo:font-style="italic" fo:font-weight="bold" style:font-size-asian="10pt" style:font-style-asian="italic" style:font-size-complex="10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  <style:text-properties fo:font-size="14pt"/>
    </style:style>
    <style:style style:name="Ćwicz2_20_-_20_steno" style:display-name="Ćwicz2 - steno" style:family="paragraph" style:parent-style-name="Ćwiczenie_20_-_20_steno" style:next-style-name="Text_20_body">
      <style:text-properties style:use-window-font-color="true" loext:opacity="0%" style:font-name="TeX Gyre Adventor" fo:font-family="'TeX Gyre Adventor'" style:font-style-name="Pogrubiona" style:font-family-generic="modern" style:font-pitch="variable" fo:font-size="85%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Ćwicz3_20_-_20_steno" style:display-name="Ćwicz3 - steno" style:family="paragraph" style:parent-style-name="Ćwiczenie_20_-_20_steno" style:next-style-name="Text_20_body">
      <style:text-properties style:font-name="TeXGyreHeros1" fo:font-family="TeXGyreHeros" style:font-style-name="Pogrubiona" style:font-family-generic="modern" style:font-pitch="variable" fo:font-size="120%" style:font-size-asian="22pt" style:font-size-complex="22pt"/>
    </style:style>
    <style:style style:name="Ćwicz4_20_-_20_steno" style:display-name="Ćwicz4 - steno" style:family="paragraph" style:parent-style-name="Ćwiczenie_20_-_20_steno" style:next-style-name="Text_20_body">
      <style:paragraph-properties fo:margin-top="0cm" fo:margin-bottom="0cm" style:contextual-spacing="false"/>
      <style:text-properties style:use-window-font-color="true" loext:opacity="0%" style:font-name="TeXGyreHeros" fo:font-family="TeXGyreHeros" style:font-family-generic="modern" style:font-pitch="variable" fo:font-size="108%" fo:font-weight="bold" style:font-size-asian="12pt" style:font-weight-asian="bold" style:font-size-complex="12pt" style:font-weight-complex="bold"/>
    </style:style>
    <style:style style:name="Tabela1_20_-_20_steno" style:display-name="Tabela1 - steno" style:family="paragraph" style:parent-style-name="Ćwicz4_20_-_20_steno" style:next-style-name="Text_20_body">
      <loext:graphic-properties draw:fill="none" draw:fill-color="#99ffff"/>
      <style:paragraph-properties fo:line-height="100%" fo:background-color="transparent" fo:padding="0.049cm" fo:border="none"/>
      <style:map style:condition="table()" style:apply-style-name="T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amka-steno-info" style:family="paragraph" style:parent-style-name="Ramka-steno-ważne">
      <style:paragraph-properties fo:text-align="center" style:justify-single-word="false" fo:padding="0.101cm" fo:border="0.99pt solid #b2b2b2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b145f" officeooo:paragraph-rsid="003b145f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7T14:02:28.839000000</dc:date>
    <meta:editing-duration>PT1H56M52S</meta:editing-duration>
    <meta:editing-cycles>15</meta:editing-cycles>
    <meta:generator>LibreOffice/7.2.4.1$Windows_X86_64 LibreOffice_project/27d75539669ac387bb498e35313b970b7fe9c4f9</meta:generator>
    <dc:title>Zachodniosłowiańska stenografia maszynowa</dc:title>
    <meta:keyword>stenotypia</meta:keyword>
    <meta:keyword>stenografia</meta:keyword>
    <meta:keyword>stenography</meta:keyword>
    <meta:keyword>ploversteno</meta:keyword>
    <meta:keyword>opensteno</meta:keyword>
    <dc:subject>Kurs błyskawicznego wprowadzania tekstu z wykorzystaniem stenografii maszynowej (wypis i tłumaczenie polskie)</dc:subject>
    <meta:document-statistic meta:table-count="0" meta:image-count="0" meta:object-count="0" meta:page-count="4" meta:paragraph-count="24" meta:word-count="585" meta:character-count="4269" meta:non-whitespace-character-count="3707"/>
    <meta:user-defined meta:name="Autor">Priscilla Trillo</meta:user-defined>
    <meta:user-defined meta:name="E-mail">flamenco108@stenografia.pl</meta:user-defined>
    <meta:user-defined meta:name="Tłumaczenie">Krzysztof Smirnow</meta:user-defined>
  </office:meta>
</office:document-meta>
</file>